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mentAgent.register( Object obj , ObjectName name , boolean forceRegist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anagementAgent.register( Object obj , Object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Agent.setMbeanServer( MBeanServer mbean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Agent.unregister( Object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mentAgent.registerMBeanWithServer( Object obj , ObjectName name , boolean forceRegist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nagementAgent.get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Agent.destro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nagementAgent.Management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